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co2" style:family="table-column">
      <style:table-column-properties fo:break-before="auto" style:column-width="1.3862in"/>
    </style:style>
    <style:style style:name="co3" style:family="table-column">
      <style:table-column-properties fo:break-before="auto" style:column-width="1.2173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3055in"/>
    </style:style>
    <style:style style:name="co6" style:family="table-column">
      <style:table-column-properties fo:break-before="auto" style:column-width="1.3492in"/>
    </style:style>
    <style:style style:name="co7" style:family="table-column">
      <style:table-column-properties fo:break-before="auto" style:column-width="2.3783in"/>
    </style:style>
    <style:style style:name="co8" style:family="table-column">
      <style:table-column-properties fo:break-before="auto" style:column-width="1.0193in"/>
    </style:style>
    <style:style style:name="co9" style:family="table-column">
      <style:table-column-properties fo:break-before="auto" style:column-width="1.1661in"/>
    </style:style>
    <style:style style:name="co10" style:family="table-column">
      <style:table-column-properties fo:break-before="auto" style:column-width="1.7311in"/>
    </style:style>
    <style:style style:name="ro1" style:family="table-row">
      <style:table-row-properties style:row-height="0.1661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style:text-outline="false" style:text-line-through-style="none" style:font-name="Monac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style-asian="normal" style:font-weight-asian="normal" style:font-name-complex="Monaco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742f02" style:text-outline="false" style:text-line-through-style="none" style:font-name="Monac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style-asian="normal" style:font-weight-asian="normal" style:font-name-complex="Monaco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font-name="Monac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ext-properties fo:color="#000000" style:font-name="Monaco" fo:font-size="10pt" style:font-name-asian="Monaco" style:font-size-asian="10pt" style:font-name-complex="Monaco" style:font-size-complex="10pt"/>
    </style:style>
    <style:style style:name="ce7" style:family="table-cell" style:parent-style-name="Default">
      <style:text-properties style:text-outline="false" style:text-line-through-style="none" style:font-name="Monaco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7pt" style:language-asian="en" style:country-asian="US" style:font-style-asian="normal" style:font-weight-asian="normal" style:font-name-complex="Monaco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820086" style:text-outline="false" style:text-line-through-style="none" style:font-name="Monac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style-asian="normal" style:font-weight-asian="normal" style:font-name-complex="Monaco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Monaco" fo:font-size="10pt" style:font-name-asian="Monaco" style:font-size-asian="10pt" style:font-name-complex="Monaco" style:font-size-complex="10pt"/>
    </style:style>
    <style:style style:name="T1" style:family="text">
      <style:text-properties fo:color="#742f02" style:font-name="Monaco" fo:font-size="10pt" style:font-name-asian="Monaco" style:font-size-asian="10pt" style:font-name-complex="Monaco" style:font-size-complex="10pt"/>
    </style:style>
    <style:style style:name="T2" style:family="text">
      <style:text-properties style:use-window-font-color="true" style:font-name="Monaco" fo:font-size="10pt" style:font-name-asian="Monaco" style:font-size-asian="10pt" style:font-name-complex="Monaco" style:font-size-complex="10pt"/>
    </style:style>
    <style:style style:name="T3" style:family="text">
      <style:text-properties fo:color="#65edfb" style:font-name="Monaco" fo:font-size="10pt" style:font-name-asian="Monaco" style:font-size-asian="10pt" style:font-name-complex="Monaco" style:font-size-complex="10pt"/>
    </style:style>
    <style:style style:name="T4" style:family="text">
      <style:text-properties fo:color="#820086" style:font-name="Monaco" fo:font-size="10pt" style:font-name-asian="Monaco" style:font-size-asian="10pt" style:font-name-complex="Monaco" style:font-size-complex="10pt"/>
    </style:style>
    <style:style style:name="T5" style:family="text">
      <style:text-properties fo:color="#770002" style:font-name="Monaco" fo:font-size="10pt" style:font-name-asian="Monaco" style:font-size-asian="10pt" style:font-name-complex="Monaco" style:font-size-complex="10pt"/>
    </style:style>
    <style:style style:name="T6" style:family="text">
      <style:text-properties fo:color="#820086" style:font-name="Monaco" fo:font-size="7pt" style:font-name-asian="Monaco" style:font-size-asian="7pt" style:font-name-complex="Monaco" style:font-size-complex="7pt"/>
    </style:style>
    <style:style style:name="T7" style:family="text">
      <style:text-properties style:use-window-font-color="true" style:font-name="Monaco" fo:font-size="7pt" style:font-name-asian="Monaco" style:font-size-asian="7pt" style:font-name-complex="Monaco" style:font-size-complex="7pt"/>
    </style:style>
    <style:style style:name="T8" style:family="text">
      <style:text-properties fo:color="#000000" style:font-name="Monaco" fo:font-size="10pt" style:font-name-asian="Monaco" style:font-size-asian="10pt" style:font-name-complex="Monaco" style:font-size-complex="10pt"/>
    </style:style>
  </office:automatic-styles>
  <office:body>
    <office:spreadsheet>
      <table:table table:name="create user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1021" table:default-cell-style-name="ce5"/>
        <table:table-row table:style-name="ro1">
          <table:table-cell table:style-name="ce1" office:value-type="string">
            <text:p>l18 user.</text:p>
          </table:table-cell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ce2" office:value-type="string">
            <text:p><text:span text:style-name="T1">CREATE</text:span><text:span text:style-name="T2"> </text:span><text:span text:style-name="T3">USER</text:span></text:p>
          </table:table-cell>
          <table:table-cell table:style-name="ce2" office:value-type="string">
            <text:p><text:span text:style-name="T4">IF</text:span><text:span text:style-name="T2"> </text:span><text:span text:style-name="T1">NOT</text:span><text:span text:style-name="T2"> </text:span><text:span text:style-name="T1">EXISTS</text:span></text:p>
          </table:table-cell>
          <table:table-cell table:style-name="ce2" office:value-type="string">
            <text:p><text:span text:style-name="T4">'</text:span><text:span text:style-name="T5">l18</text:span><text:span text:style-name="T4">'</text:span><text:span text:style-name="T2">@</text:span><text:span text:style-name="T4">'</text:span><text:span text:style-name="T5">localhost</text:span><text:span text:style-name="T4">'</text:span></text:p>
          </table:table-cell>
          <table:table-cell table:style-name="ce7" office:value-type="string">
            <text:p><text:span text:style-name="T6">IDENTIFIED</text:span><text:span text:style-name="T7"> </text:span><text:span text:style-name="T6">BY</text:span></text:p>
          </table:table-cell>
          <table:table-cell table:style-name="ce9" office:value-type="string">
            <text:p><text:span text:style-name="T8"><text:s/></text:span><text:span text:style-name="T4">'</text:span><text:span text:style-name="T5">@</text:span><text:span text:style-name="T4">'</text:span></text:p>
          </table:table-cell>
          <table:table-cell office:value-type="string">
            <text:p>;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Luckxa.</text:p>
          </table:table-cell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ce2" office:value-type="string">
            <text:p><text:span text:style-name="T1">CREATE</text:span><text:span text:style-name="T2"> </text:span><text:span text:style-name="T3">USER</text:span></text:p>
          </table:table-cell>
          <table:table-cell table:style-name="ce2" office:value-type="string">
            <text:p><text:span text:style-name="T4">IF</text:span><text:span text:style-name="T2"> </text:span><text:span text:style-name="T1">NOT</text:span><text:span text:style-name="T2"> </text:span><text:span text:style-name="T1">EXISTS</text:span></text:p>
          </table:table-cell>
          <table:table-cell table:style-name="ce2" office:value-type="string">
            <text:p><text:span text:style-name="T4">'</text:span><text:span text:style-name="T5">luckxa</text:span><text:span text:style-name="T4">'</text:span><text:span text:style-name="T2">@</text:span><text:span text:style-name="T4">'</text:span><text:span text:style-name="T5">localhost</text:span><text:span text:style-name="T4">'</text:span></text:p>
          </table:table-cell>
          <table:table-cell table:style-name="ce7" office:value-type="string">
            <text:p><text:span text:style-name="T6">IDENTIFIED</text:span><text:span text:style-name="T7"> </text:span><text:span text:style-name="T6">BY</text:span></text:p>
          </table:table-cell>
          <table:table-cell table:style-name="ce9" office:value-type="string">
            <text:p><text:span text:style-name="T8"><text:s/></text:span><text:span text:style-name="T4">'</text:span><text:span text:style-name="T5">MyLinka</text:span><text:span text:style-name="T4">'</text:span></text:p>
          </table:table-cell>
          <table:table-cell office:value-type="string">
            <text:p>;</text:p>
          </table:table-cell>
          <table:table-cell table:number-columns-repeated="1018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ce3" office:value-type="string">
            <text:p>GRANT</text:p>
          </table:table-cell>
          <table:table-cell table:style-name="ce2" office:value-type="string">
            <text:p><text:span text:style-name="T1">ALL</text:span><text:span text:style-name="T2"> </text:span><text:span text:style-name="T4">ON</text:span></text:p>
          </table:table-cell>
          <table:table-cell table:style-name="ce6" office:value-type="string">
            <text:p>*.*</text:p>
          </table:table-cell>
          <table:table-cell table:style-name="ce8" office:value-type="string">
            <text:p>TO</text:p>
          </table:table-cell>
          <table:table-cell table:style-name="ce2" office:value-type="string">
            <text:p><text:span text:style-name="T4">'</text:span><text:span text:style-name="T5">l18</text:span><text:span text:style-name="T4">'</text:span><text:span text:style-name="T2">@</text:span><text:span text:style-name="T4">'</text:span><text:span text:style-name="T5">localhost</text:span><text:span text:style-name="T4">'</text:span></text:p>
          </table:table-cell>
          <table:table-cell office:value-type="string">
            <text:p>;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GRANT</text:p>
          </table:table-cell>
          <table:table-cell table:style-name="ce2" office:value-type="string">
            <text:p><text:span text:style-name="T1">SUPER</text:span><text:span text:style-name="T2"> </text:span><text:span text:style-name="T4">ON</text:span></text:p>
          </table:table-cell>
          <table:table-cell table:style-name="ce6" office:value-type="string">
            <text:p>*.*</text:p>
          </table:table-cell>
          <table:table-cell table:style-name="ce8" office:value-type="string">
            <text:p>TO</text:p>
          </table:table-cell>
          <table:table-cell table:style-name="ce2" office:value-type="string">
            <text:p><text:span text:style-name="T4">'</text:span><text:span text:style-name="T5">l18</text:span><text:span text:style-name="T4">'</text:span><text:span text:style-name="T2">@</text:span><text:span text:style-name="T4">'</text:span><text:span text:style-name="T5">localhost</text:span><text:span text:style-name="T4">'</text:span></text:p>
          </table:table-cell>
          <table:table-cell office:value-type="string">
            <text:p>;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GRANT</text:p>
          </table:table-cell>
          <table:table-cell table:style-name="ce2" office:value-type="string">
            <text:p><text:span text:style-name="T1">SELECT</text:span><text:span text:style-name="T2"> </text:span><text:span text:style-name="T4">ON</text:span></text:p>
          </table:table-cell>
          <table:table-cell table:style-name="ce6" office:value-type="string">
            <text:p>*.*</text:p>
          </table:table-cell>
          <table:table-cell table:style-name="ce8" office:value-type="string">
            <text:p>TO</text:p>
          </table:table-cell>
          <table:table-cell table:style-name="ce2" office:value-type="string">
            <text:p><text:span text:style-name="T4">'</text:span><text:span text:style-name="T5">luckxa</text:span><text:span text:style-name="T4">'</text:span><text:span text:style-name="T2">@</text:span><text:span text:style-name="T4">'</text:span><text:span text:style-name="T5">localhost</text:span><text:span text:style-name="T4">'</text:span></text:p>
          </table:table-cell>
          <table:table-cell/>
          <table:table-cell office:value-type="string">
            <text:p>;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GRANT</text:p>
          </table:table-cell>
          <table:table-cell table:style-name="ce2" office:value-type="string">
            <text:p><text:span text:style-name="T1">ALL</text:span><text:span text:style-name="T2"> </text:span><text:span text:style-name="T4">ON</text:span></text:p>
          </table:table-cell>
          <table:table-cell table:style-name="ce6" office:value-type="string">
            <text:p>l18.*</text:p>
          </table:table-cell>
          <table:table-cell table:style-name="ce8" office:value-type="string">
            <text:p>TO</text:p>
          </table:table-cell>
          <table:table-cell table:style-name="ce2" office:value-type="string">
            <text:p><text:span text:style-name="T4">'</text:span><text:span text:style-name="T5">luckxa</text:span><text:span text:style-name="T4">'</text:span><text:span text:style-name="T2">@</text:span><text:span text:style-name="T4">'</text:span><text:span text:style-name="T5">localhost</text:span><text:span text:style-name="T4">'</text:span></text:p>
          </table:table-cell>
          <table:table-cell/>
          <table:table-cell office:value-type="string">
            <text:p>;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GRANT</text:p>
          </table:table-cell>
          <table:table-cell table:style-name="ce2" office:value-type="string">
            <text:p><text:span text:style-name="T1">ALL</text:span><text:span text:style-name="T2"> </text:span><text:span text:style-name="T4">ON</text:span></text:p>
          </table:table-cell>
          <table:table-cell table:style-name="ce6" office:value-type="string">
            <text:p>luckxa.*</text:p>
          </table:table-cell>
          <table:table-cell table:style-name="ce8" office:value-type="string">
            <text:p>TO</text:p>
          </table:table-cell>
          <table:table-cell table:style-name="ce2" office:value-type="string">
            <text:p><text:span text:style-name="T4">'</text:span><text:span text:style-name="T5">luckxa</text:span><text:span text:style-name="T4">'</text:span><text:span text:style-name="T2">@</text:span><text:span text:style-name="T4">'</text:span><text:span text:style-name="T5">localhost</text:span><text:span text:style-name="T4">'</text:span></text:p>
          </table:table-cell>
          <table:table-cell/>
          <table:table-cell office:value-type="string">
            <text:p>;</text:p>
          </table:table-cell>
          <table:table-cell table:number-columns-repeated="1017"/>
        </table:table-row>
        <table:table-row table:style-name="ro2" table:number-rows-repeated="2">
          <table:table-cell table:style-name="ce4"/>
          <table:table-cell table:number-columns-repeated="1023"/>
        </table:table-row>
        <table:table-row table:style-name="ro2" table:number-rows-repeated="8">
          <table:table-cell table:style-name="Default" table:number-columns-repeated="5"/>
          <table:table-cell table:number-columns-repeated="1019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ate schema" table:style-name="ta1" table:print="false">
        <table:table-column table:style-name="co5" table:default-cell-style-name="ce1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>
            <text:p>l18 schema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CREATE SCHEMA</text:p>
          </table:table-cell>
          <table:table-cell office:value-type="string">
            <text:p>IF NOT EXISTS</text:p>
          </table:table-cell>
          <table:table-cell office:value-type="string">
            <text:p>l18;</text:p>
          </table:table-cell>
        </table:table-row>
        <table:table-row table:style-name="ro1">
          <table:table-cell office:value-type="string">
            <text:p>myhost schema.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CREATE SCHEMA</text:p>
          </table:table-cell>
          <table:table-cell office:value-type="string">
            <text:p>IF NOT EXISTS</text:p>
          </table:table-cell>
          <table:table-cell office:value-type="string">
            <text:p>myhost;</text:p>
          </table:table-cell>
        </table:table-row>
      </table:table>
      <table:table table:name="create pylib" table:style-name="ta1" table:print="false">
        <table:table-column table:style-name="co4" table:number-columns-repeated="2" table:default-cell-style-name="Default"/>
        <table:table-column table:style-name="co7" table:default-cell-style-name="Default"/>
        <table:table-row table:style-name="ro1">
          <table:table-cell office:value-type="string">
            <text:p>USE l18;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CREATE TABLE</text:p>
          </table:table-cell>
          <table:table-cell office:value-type="string">
            <text:p>IF NOT EXISTS</text:p>
          </table:table-cell>
          <table:table-cell office:value-type="string">
            <text:p>mysite_pylib_defs (</text:p>
          </table:table-cell>
        </table:table-row>
        <table:table-row table:style-name="ro1">
          <table:table-cell/>
          <table:table-cell office:value-type="string">
            <text:p>id</text:p>
          </table:table-cell>
          <table:table-cell office:value-type="string">
            <text:p>INT AUTO_INCREMENT NOT NULL,</text:p>
          </table:table-cell>
        </table:table-row>
        <table:table-row table:style-name="ro1">
          <table:table-cell/>
          <table:table-cell office:value-type="string">
            <text:p>def</text:p>
          </table:table-cell>
          <table:table-cell office:value-type="string">
            <text:p>VARCHAR(255),</text:p>
          </table:table-cell>
        </table:table-row>
        <table:table-row table:style-name="ro1">
          <table:table-cell/>
          <table:table-cell office:value-type="string">
            <text:p>args</text:p>
          </table:table-cell>
          <table:table-cell office:value-type="string">
            <text:p>VARCHAR(255),</text:p>
          </table:table-cell>
        </table:table-row>
        <table:table-row table:style-name="ro1">
          <table:table-cell/>
          <table:table-cell office:value-type="string">
            <text:p>rets</text:p>
          </table:table-cell>
          <table:table-cell office:value-type="string">
            <text:p>VARCHAR(255),</text:p>
          </table:table-cell>
        </table:table-row>
        <table:table-row table:style-name="ro1">
          <table:table-cell/>
          <table:table-cell office:value-type="string">
            <text:p>fi</text:p>
          </table:table-cell>
          <table:table-cell office:value-type="string">
            <text:p>VARCHAR(255),</text:p>
          </table:table-cell>
        </table:table-row>
        <table:table-row table:style-name="ro1">
          <table:table-cell/>
          <table:table-cell office:value-type="string">
            <text:p>li</text:p>
          </table:table-cell>
          <table:table-cell office:value-type="string">
            <text:p>INT,</text:p>
          </table:table-cell>
        </table:table-row>
        <table:table-row table:style-name="ro1">
          <table:table-cell office:value-type="string">
            <text:p><text:s text:c="2"/>PRIMARY KEY(id)</text:p>
          </table:table-cell>
          <table:table-cell table:number-columns-repeated="2"/>
        </table:table-row>
        <table:table-row table:style-name="ro1">
          <table:table-cell office:value-type="string">
            <text:p>) DEFAULT CHARSET ="UTF8";</text:p>
          </table:table-cell>
          <table:table-cell table:number-columns-repeated="2"/>
        </table:table-row>
      </table:table>
      <table:table table:name="create vimrc" table:style-name="ta1" table:print="false">
        <table:table-column table:style-name="co8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USE</text:p>
          </table:table-cell>
          <table:table-cell office:value-type="string">
            <text:p>myhost;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CREATE TABLE</text:p>
          </table:table-cell>
          <table:table-cell office:value-type="string">
            <text:p>IF NOT EXISTS</text:p>
          </table:table-cell>
          <table:table-cell office:value-type="string">
            <text:p>vimrc_zq (</text:p>
          </table:table-cell>
        </table:table-row>
        <table:table-row table:style-name="ro1">
          <table:table-cell/>
          <table:table-cell office:value-type="string">
            <text:p><text:s/>id</text:p>
          </table:table-cell>
          <table:table-cell office:value-type="string">
            <text:p>INT AUTO_INCREMENT NOT NULL,</text:p>
          </table:table-cell>
        </table:table-row>
        <table:table-row table:style-name="ro1">
          <table:table-cell/>
          <table:table-cell office:value-type="string">
            <text:p><text:s/>path</text:p>
          </table:table-cell>
          <table:table-cell office:value-type="string">
            <text:p>VARCHAR(255),</text:p>
          </table:table-cell>
        </table:table-row>
        <table:table-row table:style-name="ro1">
          <table:table-cell/>
          <table:table-cell office:value-type="string">
            <text:p><text:s/>s</text:p>
          </table:table-cell>
          <table:table-cell office:value-type="string">
            <text:p>VARCHAR(255),</text:p>
          </table:table-cell>
        </table:table-row>
        <table:table-row table:style-name="ro1">
          <table:table-cell/>
          <table:table-cell office:value-type="string">
            <text:p><text:s/>PRIMARY KEY(id)</text:p>
          </table:table-cell>
          <table:table-cell/>
        </table:table-row>
        <table:table-row table:style-name="ro1">
          <table:table-cell office:value-type="string">
            <text:p>) DEFAULT CHARSET ="UTF8";</text:p>
          </table:table-cell>
          <table:table-cell table:number-columns-repeated="2"/>
        </table:table-row>
      </table:table>
      <table:table table:name="luckxa create txt" table:style-name="ta1" table:print="false"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4" table:default-cell-style-name="Default"/>
        <table:table-row table:style-name="ro1">
          <table:table-cell office:value-type="string">
            <text:p>USE l18;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y diary txt table.</text:p>
          </table:table-cell>
          <table:table-cell table:number-columns-repeated="3"/>
        </table:table-row>
        <table:table-row table:style-name="ro1">
          <table:table-cell office:value-type="string">
            <text:p>-- DROP TABLE luckxa_mydiary_txt;</text:p>
          </table:table-cell>
          <table:table-cell table:number-columns-repeated="3"/>
        </table:table-row>
        <table:table-row table:style-name="ro1">
          <table:table-cell office:value-type="string">
            <text:p>CREATE TABLE</text:p>
          </table:table-cell>
          <table:table-cell office:value-type="string">
            <text:p>IF NOT EXISTS</text:p>
          </table:table-cell>
          <table:table-cell office:value-type="string">
            <text:p>luckxa_mydiary_txt</text:p>
          </table:table-cell>
          <table:table-cell office:value-type="string">
            <text:p>(</text:p>
          </table:table-cell>
        </table:table-row>
        <table:table-row table:style-name="ro1">
          <table:table-cell/>
          <table:table-cell office:value-type="string">
            <text:p><text:s/>id</text:p>
          </table:table-cell>
          <table:table-cell office:value-type="string">
            <text:p>INT AUTO_INCREMENT NOT NULL,</text:p>
          </table:table-cell>
          <table:table-cell/>
        </table:table-row>
        <table:table-row table:style-name="ro1">
          <table:table-cell table:style-name="ce1" office:value-type="string">
            <text:p>annus.</text:p>
          </table:table-cell>
          <table:table-cell office:value-type="string">
            <text:p><text:s/>a</text:p>
          </table:table-cell>
          <table:table-cell office:value-type="string">
            <text:p>INT NOT NULL,</text:p>
          </table:table-cell>
          <table:table-cell/>
        </table:table-row>
        <table:table-row table:style-name="ro1">
          <table:table-cell table:style-name="ce1" office:value-type="string">
            <text:p>mensis.</text:p>
          </table:table-cell>
          <table:table-cell office:value-type="string">
            <text:p><text:s/>m</text:p>
          </table:table-cell>
          <table:table-cell office:value-type="string">
            <text:p>INT NOT NULL,</text:p>
          </table:table-cell>
          <table:table-cell/>
        </table:table-row>
        <table:table-row table:style-name="ro1">
          <table:table-cell table:style-name="ce1" office:value-type="string">
            <text:p>dies.</text:p>
          </table:table-cell>
          <table:table-cell office:value-type="string">
            <text:p><text:s/>d</text:p>
          </table:table-cell>
          <table:table-cell office:value-type="string">
            <text:p>INT DEFAULT 0,</text:p>
          </table:table-cell>
          <table:table-cell/>
        </table:table-row>
        <table:table-row table:style-name="ro1">
          <table:table-cell/>
          <table:table-cell office:value-type="string">
            <text:p><text:s/>h</text:p>
          </table:table-cell>
          <table:table-cell office:value-type="string">
            <text:p>VARCHAR(200),</text:p>
          </table:table-cell>
          <table:table-cell/>
        </table:table-row>
        <table:table-row table:style-name="ro1">
          <table:table-cell/>
          <table:table-cell office:value-type="string">
            <text:p><text:s/>txt</text:p>
          </table:table-cell>
          <table:table-cell office:value-type="string">
            <text:p>TEXT,</text:p>
          </table:table-cell>
          <table:table-cell/>
        </table:table-row>
        <table:table-row table:style-name="ro1">
          <table:table-cell/>
          <table:table-cell office:value-type="string">
            <text:p><text:s/>PRIMARY KEY(id),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FULLTEXT(txt)</text:p>
          </table:table-cell>
          <table:table-cell table:number-columns-repeated="2"/>
        </table:table-row>
        <table:table-row table:style-name="ro1">
          <table:table-cell office:value-type="string">
            <text:p>)</text:p>
          </table:table-cell>
          <table:table-cell office:value-type="string">
            <text:p>DEFAULT CHARSET="utf8"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4">06/04/2019</text:date>, <text:time>12:06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tlin Luckxa</meta:initial-creator>
    <meta:creation-date>2019-05-31T11:20:16</meta:creation-date>
    <dc:date>2019-06-04T12:06:14</dc:date>
    <dc:creator>Satlin Luckxa</dc:creator>
    <meta:editing-duration>P4DT15M24S</meta:editing-duration>
    <meta:editing-cycles>16</meta:editing-cycles>
    <meta:generator>OpenOffice/4.1.6$Unix OpenOffice.org_project/416m1$Build-9790</meta:generator>
    <meta:document-statistic meta:table-count="5" meta:cell-count="109" meta:object-count="0"/>
  </office:meta>
</office:document-meta>
</file>